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s://www.youtube.com/watch?v=f5_fWob-z7Q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  <text:p text:style-name="Preformatted_20_Text"/>
      <text:p text:style-name="Preformatted_20_Text">brown sur 84 11</text:p>
      <text:p text:style-name="Preformatted_20_Text">a uba cuadra de ka plaza �u�oa}</text:p>
      <text:p text:style-name="Preformatted_20_Text">son 9 personas <text:s text:c="2"/>postre y copete</text:p>
      <text:p text:style-name="Preformatted_20_Text">Lunes 8.30</text:p>
      <text:p text:style-name="Preformatted_20_Text"/>
      <text:p text:style-name="Preformatted_20_Text">https://www.youtube.com/watch?v=QhvfjqcuSVE&amp;has_verified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2-11T23:17:52</dc:date>
    <dc:creator>Máximo Meza</dc:creator>
    <meta:generator>OpenOffice/4.1.6$Unix OpenOffice.org_project/416m1$Build-9790</meta:generator>
    <meta:editing-duration>PT34M14S</meta:editing-duration>
    <meta:editing-cycles>4</meta:editing-cycles>
    <meta:document-statistic meta:table-count="0" meta:image-count="0" meta:object-count="0" meta:page-count="1" meta:paragraph-count="26" meta:word-count="94" meta:character-count="1089"/>
  </office:meta>
</office:document-meta>
</file>